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36in" style:rel-column-width="16384*"/>
    </style:style>
    <style:style style:name="Таблица1.C" style:family="table-column">
      <style:table-column-properties style:column-width="1.6729in" style:rel-column-width="16383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2c4c5" officeooo:paragraph-rsid="0002c4c5"/>
    </style:style>
    <style:style style:name="P2" style:family="paragraph" style:parent-style-name="Standard">
      <style:text-properties fo:language="ru" fo:country="RU" officeooo:rsid="0002c4c5" officeooo:paragraph-rsid="000a4407"/>
    </style:style>
    <style:style style:name="P3" style:family="paragraph" style:parent-style-name="Standard">
      <style:text-properties fo:language="ru" fo:country="RU" officeooo:rsid="000653a1" officeooo:paragraph-rsid="000653a1"/>
    </style:style>
    <style:style style:name="P4" style:family="paragraph" style:parent-style-name="Standard">
      <style:text-properties fo:language="ru" fo:country="RU" officeooo:rsid="000653a1" officeooo:paragraph-rsid="00083520"/>
    </style:style>
    <style:style style:name="P5" style:family="paragraph" style:parent-style-name="Standard">
      <style:text-properties fo:language="ru" fo:country="RU" officeooo:rsid="000653a1" officeooo:paragraph-rsid="0008a63b"/>
    </style:style>
    <style:style style:name="P6" style:family="paragraph" style:parent-style-name="Standard">
      <style:text-properties fo:language="ru" fo:country="RU" officeooo:rsid="0008a63b" officeooo:paragraph-rsid="0008a63b"/>
    </style:style>
    <style:style style:name="P7" style:family="paragraph" style:parent-style-name="Standard">
      <style:text-properties fo:language="ru" fo:country="RU" officeooo:rsid="000b8986" officeooo:paragraph-rsid="000b8986"/>
    </style:style>
    <style:style style:name="P8" style:family="paragraph" style:parent-style-name="Standard">
      <style:text-properties fo:language="ru" fo:country="RU" officeooo:rsid="000b8986" officeooo:paragraph-rsid="000a4407"/>
    </style:style>
    <style:style style:name="P9" style:family="paragraph" style:parent-style-name="Standard">
      <style:text-properties fo:language="ru" fo:country="RU" officeooo:rsid="000c2d10" officeooo:paragraph-rsid="000c2d10"/>
    </style:style>
    <style:style style:name="P10" style:family="paragraph" style:parent-style-name="Standard">
      <style:text-properties fo:language="en" fo:country="US" officeooo:rsid="000a4407" officeooo:paragraph-rsid="000a4407"/>
    </style:style>
    <style:style style:name="P11" style:family="paragraph" style:parent-style-name="Standard">
      <style:text-properties fo:language="en" fo:country="US" officeooo:rsid="000b8986" officeooo:paragraph-rsid="000b8986"/>
    </style:style>
    <style:style style:name="P12" style:family="paragraph" style:parent-style-name="Standard">
      <style:text-properties fo:language="en" fo:country="US" officeooo:rsid="000653a1" officeooo:paragraph-rsid="00083520"/>
    </style:style>
    <style:style style:name="P13" style:family="paragraph" style:parent-style-name="Standard">
      <style:text-properties fo:language="en" fo:country="US" officeooo:rsid="0002c4c5" officeooo:paragraph-rsid="0002c4c5"/>
    </style:style>
    <style:style style:name="P14" style:family="paragraph" style:parent-style-name="Table_20_Contents">
      <style:text-properties fo:language="en" fo:country="US" officeooo:rsid="000b8986" officeooo:paragraph-rsid="000b8986"/>
    </style:style>
    <style:style style:name="P15" style:family="paragraph" style:parent-style-name="Table_20_Contents">
      <style:text-properties fo:language="en" fo:country="US" fo:font-weight="bold" officeooo:rsid="000b8986" officeooo:paragraph-rsid="000b8986" style:font-weight-asian="bold" style:font-weight-complex="bold"/>
    </style:style>
    <style:style style:name="P16" style:family="paragraph" style:parent-style-name="Table_20_Contents">
      <style:text-properties fo:language="ru" fo:country="RU" officeooo:rsid="000b8986" officeooo:paragraph-rsid="000b8986"/>
    </style:style>
    <style:style style:name="P17" style:family="paragraph" style:parent-style-name="Standard">
      <style:text-properties fo:language="ru" fo:country="RU" officeooo:rsid="0002c4c5" officeooo:paragraph-rsid="0002c4c5"/>
    </style:style>
    <style:style style:name="P18" style:family="paragraph" style:parent-style-name="Standard">
      <style:text-properties fo:language="en" fo:country="US" officeooo:rsid="00117c70" officeooo:paragraph-rsid="00117c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f4d2"/>
    </style:style>
    <style:style style:name="T3" style:family="text">
      <style:text-properties fo:language="en" fo:country="US" officeooo:rsid="000a4407"/>
    </style:style>
    <style:style style:name="T4" style:family="text">
      <style:text-properties fo:language="en" fo:country="US" fo:font-weight="bold" officeooo:rsid="000a4407" style:font-weight-asian="bold" style:font-weight-complex="bold"/>
    </style:style>
    <style:style style:name="T5" style:family="text">
      <style:text-properties fo:language="en" fo:country="US" officeooo:rsid="000b898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b8986"/>
    </style:style>
    <style:style style:name="T8" style:family="text">
      <style:text-properties fo:language="ru" fo:country="RU" officeooo:rsid="000c2d10"/>
    </style:style>
    <style:style style:name="T9" style:family="text">
      <style:text-properties officeooo:rsid="0003f4d2"/>
    </style:style>
    <style:style style:name="T10" style:family="text">
      <style:text-properties officeooo:rsid="00083520"/>
    </style:style>
    <style:style style:name="T11" style:family="text">
      <style:text-properties officeooo:rsid="0008a63b"/>
    </style:style>
    <style:style style:name="T12" style:family="text">
      <style:text-properties officeooo:rsid="000a4407"/>
    </style:style>
    <style:style style:name="T13" style:family="text">
      <style:text-properties officeooo:rsid="000b8986"/>
    </style:style>
    <style:style style:name="T14" style:family="text">
      <style:text-properties officeooo:rsid="000c2d10"/>
    </style:style>
    <style:style style:name="T15" style:family="text">
      <style:text-properties officeooo:rsid="000e07fd"/>
    </style:style>
    <style:style style:name="T16" style:family="text">
      <style:text-properties officeooo:rsid="000e1733"/>
    </style:style>
    <style:style style:name="T17" style:family="text">
      <style:text-properties fo:language="en" fo:country="US" officeooo:rsid="00117c70"/>
    </style:style>
    <style:style style:name="T18" style:family="text">
      <style:text-properties officeooo:rsid="00117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Описание работы скрипта</text:p>
      <text:p text:style-name="P1"/>
      <text:p text:style-name="P18"># <text:span text:style-name="T6">СТОРОННИЕ БИБЛИОТЕКИ (</text:span>numpy, pandas) <text:span text:style-name="T6">НЕ ИСПОЛЬЗОВАЛИСЬ</text:span></text:p>
      <text:p text:style-name="P1"/>
      <text:p text:style-name="P4"><text:span text:style-name="T10">1</text:span>. <text:span text:style-name="T11">Бэкграунд. </text:span>Нам нужно определить порог <text:span text:style-name="T1">confidence </text:span>для каждого класса <text:span text:style-name="T18">одежды</text:span>, при котором значение <text:span text:style-name="T1">f1 score </text:span>для этого класса будет наибольшим. <text:span text:style-name="T1">f1 score </text:span>предполагает расчет таких параметров, как <text:span text:style-name="T1">precision </text:span>и <text:span text:style-name="T1">recall. </text:span>Т.е. <text:span text:style-name="T1">f1 = 2 * precision * recall / (precision + recall). </text:span>При этом, <text:span text:style-name="T1">precision = TP / (TP + FP), </text:span>а <text:span text:style-name="T1">recall – TP / (TP + FN), </text:span>где</text:p>
      <text:p text:style-name="P12">TP = True positive</text:p>
      <text:p text:style-name="P4"><text:span text:style-name="T1">FP = False </text:span><text:span text:style-name="T5">positive</text:span></text:p>
      <text:p text:style-name="P12">FN = False negative</text:p>
      <text:p text:style-name="P5"><text:span text:style-name="T12">Т.о.</text:span>, <text:span text:style-name="T10">просматривая записи лога, </text:span>нам нужно накопить статистику по этим параметрам для каждого предмета одежды.</text:p>
      <text:p text:style-name="P1"/>
      <text:p text:style-name="P2"><text:span text:style-name="T10">2</text:span>. <text:span text:style-name="T3">[</text:span><text:span text:style-name="T10">Предварительно</text:span><text:span text:style-name="T3">]</text:span><text:span text:style-name="T10">. </text:span>Опишем функцию <text:span text:style-name="T4">iuo</text:span>, которая считает площадь перекрытия прямоугольников обнаружения. </text:p>
      <text:p text:style-name="P1"/>
      <text:p text:style-name="P1"><text:span text:style-name="T10">3</text:span>. <text:span text:style-name="T3">[</text:span><text:span text:style-name="T10">Предварительно</text:span><text:span text:style-name="T3">]</text:span><text:span text:style-name="T10">. </text:span>Опишем функцию, которая для заданной строки из лога формирует информацию о предметах, которые реально были на фотографии (<text:span text:style-name="T1">ground truth) </text:span>и предметах, которых обнаружил алгоритм (<text:span text:style-name="T1">detected). </text:span>Результаты будем хранить в виде списка, где в качестве элементов будут словари, содержащие данные об объектах. Примеры: для <text:span text:style-name="T1">ground truth </text:span>запись <text:span text:style-name="T12">в списке</text:span> будет иметь следующий вид: <text:span text:style-name="T1">{‘class’:’upper_body’, ‘box’:(222,10,34,14)}. </text:span>Для <text:span text:style-name="T1">detected </text:span>объектов <text:span text:style-name="T1">- {‘class’:’upper_body’, ‘box’:(220,15,40,12), ‘conf’:0.341}. </text:span><text:span text:style-name="T13">Можно использовать другие структуры, но так нагляднее.</text:span></text:p>
      <text:p text:style-name="P13"/>
      <text:p text:style-name="P2"><text:span text:style-name="T12">4</text:span>. <text:span text:style-name="T3">[</text:span><text:span text:style-name="T10">Предварительно</text:span><text:span text:style-name="T3">]</text:span><text:span text:style-name="T10">. Опишем функцию, которая фильтрует список </text:span><text:span text:style-name="T2">detected-</text:span><text:span text:style-name="T9">объектов - если </text:span><text:span text:style-name="T2">confidence </text:span><text:span text:style-name="T9">их обнаружения будет меньше заданной, они удаляются.</text:span></text:p>
      <text:p text:style-name="P1"/>
      <text:p text:style-name="P3"><text:span text:style-name="T12">5</text:span>. Опишем основную функцию, которая будет просматривать каждую строку в логе и извлекать необходимые данные <text:span text:style-name="T18">о случаях </text:span><text:span text:style-name="T17">TP, FP, FN</text:span>. <text:span text:style-name="T11">В качестве входного параметра она будет брать значение порога обнаружения.</text:span></text:p>
      <text:p text:style-name="P6">Работать она должна примерно так:</text:p>
      <text:p text:style-name="P6"><text:span text:style-name="T14">5</text:span>.1. Берем строку и получаем списки <text:span text:style-name="T1">ground truth </text:span>и <text:span text:style-name="T1">detected </text:span>согласно пункту 3.</text:p>
      <text:p text:style-name="P6"><text:span text:style-name="T14">5</text:span>.2. Фильтруем список <text:span text:style-name="T1">detected </text:span>в соответствии с нужным уровнем <text:span text:style-name="T1">confidence.</text:span></text:p>
      <text:p text:style-name="P6"><text:span text:style-name="T14">5</text:span>.<text:span text:style-name="T14">3</text:span>. <text:span text:style-name="T3">[</text:span>Опционально<text:span text:style-name="T3">]</text:span>. Вероятно, следовало бы отфильтровать список <text:span text:style-name="T1">detected, </text:span>произведя поиск дубликатов обнаружения одних и тех же предметов, а также дубликатов обнаружения несуществующих предметов. Но т. к. <text:span text:style-name="T12">критерии</text:span> <text:span text:style-name="T12">такой </text:span>фильтрации <text:span text:style-name="T12">не определены и анализ лога показывает, что фильтрация дубликатов видимо уже производилась на уровне параметров алгоритма детектирования, мы этого делать не будем.</text:span></text:p>
      <text:p text:style-name="P10"><text:span text:style-name="T8">5</text:span>.4. <text:span text:style-name="T6">Получи</text:span><text:span text:style-name="T7">в</text:span><text:span text:style-name="T6"> списки </text:span>ground tru<text:span text:style-name="T14">t</text:span>h <text:span text:style-name="T6">и </text:span>detected, <text:span text:style-name="T6">составим матрицу следующего вида: номера столбцов будут соответствовать классам </text:span>ground truth<text:span text:style-name="T6">, номера строк — классам </text:span>detected. <text:span text:style-name="T7">Далее, к</text:span><text:span text:style-name="T6">аждой ячейк</text:span><text:span text:style-name="T8">е</text:span><text:span text:style-name="T6"> присвоим значение 1, если классы </text:span><text:span text:style-name="T7">одинаковы и площадь пересечения больше 0.5. В противном случаем, </text:span><text:span text:style-name="T8">запишем</text:span><text:span text:style-name="T7"> </text:span><text:span text:style-name="T8">туда </text:span><text:span text:style-name="T7">0. Например: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5">Upper_body</text:p>
          </table:table-cell>
          <table:table-cell table:style-name="Таблица1.A1" office:value-type="string">
            <text:p text:style-name="P15">Blouse</text:p>
          </table:table-cell>
          <table:table-cell table:style-name="Таблица1.D1" office:value-type="string">
            <text:p text:style-name="P15">Jacket</text:p>
          </table:table-cell>
        </table:table-row>
        <table:table-row>
          <table:table-cell table:style-name="Таблица1.A2" office:value-type="string">
            <text:p text:style-name="P15">Upper_body</text:p>
          </table:table-cell>
          <table:table-cell table:style-name="Таблица1.A2" office:value-type="string">
            <text:p text:style-name="P14">1 (<text:span text:style-name="T6">тот же класс + оверлап </text:span>&gt; 0.5)</text:p>
          </table:table-cell>
          <table:table-cell table:style-name="Таблица1.A2" office:value-type="string">
            <text:p text:style-name="P16">0</text:p>
          </table:table-cell>
          <table:table-cell table:style-name="Таблица1.D2" office:value-type="string">
            <text:p text:style-name="P16">0</text:p>
          </table:table-cell>
        </table:table-row>
        <table:table-row>
          <table:table-cell table:style-name="Таблица1.A2" office:value-type="string">
            <text:p text:style-name="P15">Upper_body</text:p>
          </table:table-cell>
          <table:table-cell table:style-name="Таблица1.A2" office:value-type="string">
            <text:p text:style-name="P14">0 (<text:span text:style-name="T6">класс-то тот же, но </text:span>box <text:span text:style-name="T6">обнаружения совсем в другом месте)</text:span></text:p>
          </table:table-cell>
          <table:table-cell table:style-name="Таблица1.A2" office:value-type="string">
            <text:p text:style-name="P16">0</text:p>
          </table:table-cell>
          <table:table-cell table:style-name="Таблица1.D2" office:value-type="string">
            <text:p text:style-name="P16">0</text:p>
          </table:table-cell>
        </table:table-row>
        <table:table-row>
          <table:table-cell table:style-name="Таблица1.A2" office:value-type="string">
            <text:p text:style-name="P15">Blouse</text:p>
          </table:table-cell>
          <table:table-cell table:style-name="Таблица1.A2" office:value-type="string">
            <text:p text:style-name="P14">0</text:p>
          </table:table-cell>
          <table:table-cell table:style-name="Таблица1.A2" office:value-type="string">
            <text:p text:style-name="P16">1</text:p>
          </table:table-cell>
          <table:table-cell table:style-name="Таблица1.D2" office:value-type="string">
            <text:p text:style-name="P16">0</text:p>
          </table:table-cell>
        </table:table-row>
        <text:soft-page-break/>
        <table:table-row>
          <table:table-cell table:style-name="Таблица1.A2" office:value-type="string">
            <text:p text:style-name="P15">Blazer</text:p>
          </table:table-cell>
          <table:table-cell table:style-name="Таблица1.A2" office:value-type="string">
            <text:p text:style-name="P14">0</text:p>
          </table:table-cell>
          <table:table-cell table:style-name="Таблица1.A2" office:value-type="string">
            <text:p text:style-name="P14">0</text:p>
          </table:table-cell>
          <table:table-cell table:style-name="Таблица1.D2" office:value-type="string">
            <text:p text:style-name="P14">0</text:p>
          </table:table-cell>
        </table:table-row>
      </table:table>
      <text:p text:style-name="P7"/>
      <text:p text:style-name="P11"><text:span text:style-name="T6">Из этой таблицы можно извлечь информацию о </text:span>TP, FP <text:span text:style-name="T6">и </text:span>FN:</text:p>
      <text:p text:style-name="P7">- Для каждой строки, если там есть 1, то это <text:span text:style-name="T1">TP</text:span></text:p>
      <text:p text:style-name="P7">- Для каждой строки, если там только нули — это <text:span text:style-name="T1">FP</text:span></text:p>
      <text:p text:style-name="P7">- Для каждого столбца, если там только нули — это <text:span text:style-name="T1">FN</text:span></text:p>
      <text:p text:style-name="P11"/>
      <text:p text:style-name="P7">Эти данные записываем в словарь, содержащий в качества ключей — наименования каждого класса, а в качестве значений — словарь, содержащий ключ<text:span text:style-name="T14">и</text:span> <text:span text:style-name="T1">TP, FP, FN. </text:span>После анализа каждой строки соответствующие ключи увеличиваются.</text:p>
      <text:p text:style-name="P7"/>
      <text:p text:style-name="P9">Просмотрели все строки — записали все, что нужно в словарь. Дальше для каждого ключа в словаре результатов считаем значение <text:span text:style-name="T1">f1 </text:span>с помощью функции, которую тоже отдельно описываем. Возвращаем результаты работы функции в виде еще одно словаря, с ключами — названиями классов и значениям <text:span text:style-name="T1">f1 </text:span>для каждого ключа.</text:p>
      <text:p text:style-name="P9"/>
      <text:p text:style-name="P9">6 Теперь собственно, как на найти ОПТИМАЛЬНОЕ значение уровня <text:span text:style-name="T1">confidence </text:span>для каждого класса предметов одежды,<text:span text:style-name="T1"> </text:span>при котором <text:span text:style-name="T1">f1 </text:span>будет максимальным? Предлагается простой вариант — будем запускать функцию, описанную в пункте 5, меняя каждый<text:tab/> раз значение порога обнаружения в диапазоне от 0 до 1, с <text:span text:style-name="T16">определенным </text:span>шагом. Результаты <text:span text:style-name="T1">f1 </text:span>для каждого шага будем записывать. А в конце для каждого класса найдем, при каком значении порога <text:span text:style-name="T1">f1 </text:span>было максимально. <text:span text:style-name="T15">Каждая итерация будет занимать около 1.5 с. Что вполне приемлемо для 40000 записей. 20 шагов (точность 0.05) будет выполняться за половину минуты.</text:span></text:p>
      <text:p text:style-name="P11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2:20:35.472000000</meta:creation-date>
    <dc:date>2019-04-15T01:06:30.022000000</dc:date>
    <meta:editing-duration>PT15M34S</meta:editing-duration>
    <meta:editing-cycles>5</meta:editing-cycles>
    <meta:generator>LibreOffice/6.1.1.2$Windows_x86 LibreOffice_project/5d19a1bfa650b796764388cd8b33a5af1f5baa1b</meta:generator>
    <meta:document-statistic meta:table-count="1" meta:image-count="0" meta:object-count="0" meta:page-count="2" meta:paragraph-count="42" meta:word-count="588" meta:character-count="3989" meta:non-whitespace-character-count="3432"/>
  </office:meta>
</office:document-meta>
</file>